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4.415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3.15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8pt" style:font-size-asian="8pt" style:font-size-complex="8pt"/>
    </style:style>
    <style:style style:name="ce6" style:family="table-cell" style:parent-style-name="Default" style:data-style-name="N100">
      <style:text-properties style:font-name="Arial" fo:font-size="8pt" style:font-size-asian="8pt" style:font-size-complex="8pt"/>
    </style:style>
    <style:style style:name="ce8" style:family="table-cell" style:parent-style-name="Default" style:data-style-name="N100">
      <style:table-cell-properties fo:background-color="transparent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ackground-color="#fedcc6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#adc5e7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e0efd4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fffbcc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ackground-color="#dfcce4"/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fo:background-color="#fedcc6"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4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Kanata-Masters-2025-202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ce_typ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home_sponsor_name</text:p>
          </table:table-cell>
          <table:table-cell office:value-type="string" calcext:value-type="string">
            <text:p>away_sponsor_name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Sep 3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Sep 3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Sep 5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6" office:value-type="string" calcext:value-type="string">
            <text:p>Fri Sep 5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Sep 10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Sep 10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Sep 12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2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6" office:value-type="string" calcext:value-type="string">
            <text:p>Fri Sep 12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Sep 17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3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Sep 17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3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Sep 19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3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6" office:value-type="string" calcext:value-type="string">
            <text:p>Fri Sep 19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3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Sep 24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4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Sep 24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4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Sep 26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4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8" office:value-type="string" calcext:value-type="string">
            <text:p>Fri Sep 26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5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1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5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1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5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Oct 3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5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8" office:value-type="string" calcext:value-type="string">
            <text:p>Fri Oct 3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6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8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6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8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Oct 10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Oct 10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15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7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15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7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Oct 17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7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Oct 17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7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22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8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22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8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Oct 24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8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Oct 24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8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29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9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Oct 29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9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8" office:value-type="string" calcext:value-type="string">
            <text:p>Fri Oct 31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9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8" office:value-type="string" calcext:value-type="string">
            <text:p>Fri Oct 31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9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Tom Flood</text:p>
          </table:table-cell>
          <table:table-cell table:style-name="ce8" office:value-type="string" calcext:value-type="string">
            <text:p>Wed Nov 5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0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Tom Flood</text:p>
          </table:table-cell>
          <table:table-cell table:style-name="ce8" office:value-type="string" calcext:value-type="string">
            <text:p>Wed Nov 5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0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8" office:value-type="string" calcext:value-type="string">
            <text:p>Fri Nov 7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0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Gary Burke</text:p>
          </table:table-cell>
          <table:table-cell table:style-name="ce8" office:value-type="string" calcext:value-type="string">
            <text:p>Fri Nov 7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0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Tom Flood</text:p>
          </table:table-cell>
          <table:table-cell table:style-name="ce8" office:value-type="string" calcext:value-type="string">
            <text:p>Wed Nov 12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1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ony Graham Arena Tom Flood</text:p>
          </table:table-cell>
          <table:table-cell table:style-name="ce8" office:value-type="string" calcext:value-type="string">
            <text:p>Wed Nov 12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1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Nov 14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1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Nov 14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1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Nov 19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2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Nov 19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2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Nov 21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2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Nov 21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2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Nov 26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3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Nov 26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3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Nov 28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3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Nov 28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3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Dec 3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4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Dec 3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4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Dec 5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4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Dec 5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4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Dec 10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5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Dec 10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5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Dec 12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5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Dec 12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5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Dec 17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Dec 17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Dec 19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6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Dec 19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6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Jan 2 2026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7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Jan 2 2026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7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Jan 7 2026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8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Jan 7 2026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18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Jan 9 2026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18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Jan 9 2025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8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Jan 14 2026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9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Jan 14 2026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19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Jan 16 2026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9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Jan 16 2026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9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Jan 21 2026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Jan 21 2026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Jan 23 2026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0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Jan 23 2026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20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Jan 28 2026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1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Jan 28 2026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1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8" office:value-type="string" calcext:value-type="string">
            <text:p>Fri Jan 30 2026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1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8" office:value-type="string" calcext:value-type="string">
            <text:p>Fri Jan 30 2026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1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Feb 4 2026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Feb 4 2026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Feb 6 2026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22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Feb 6 2026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2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Feb 11 2026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3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Feb 11 2026</text:p>
          </table:table-cell>
          <table:table-cell table:style-name="ce6" office:value-type="string" calcext:value-type="string">
            <text:p>10:00 PM</text:p>
          </table:table-cell>
          <table:table-cell table:style-name="ce3" office:value-type="string" calcext:value-type="string">
            <text:p>Week 23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Feb 13 2026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23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Feb 13 2026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3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Feb 18 2026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4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Feb 18 2026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4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8" office:value-type="string" calcext:value-type="string">
            <text:p>Fri Feb 20 2026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24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Gary Burke</text:p>
          </table:table-cell>
          <table:table-cell table:style-name="ce8" office:value-type="string" calcext:value-type="string">
            <text:p>Fri Feb 20 2026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4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Feb 25 2026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5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Feb 25 2026</text:p>
          </table:table-cell>
          <table:table-cell table:style-name="ce6" office:value-type="string" calcext:value-type="string">
            <text:p>10:00 PM</text:p>
          </table:table-cell>
          <table:table-cell table:style-name="ce3" office:value-type="string" calcext:value-type="string">
            <text:p>Week 25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Feb 27 2026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25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Mar 4 2026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6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Mar 4 2026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6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Gary Burke</text:p>
          </table:table-cell>
          <table:table-cell table:style-name="ce8" office:value-type="string" calcext:value-type="string">
            <text:p>Fri Mar 6 2026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26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Gary Burke</text:p>
          </table:table-cell>
          <table:table-cell table:style-name="ce8" office:value-type="string" calcext:value-type="string">
            <text:p>Fri Mar 6 2026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26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Mar 11 2026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7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Mar 11 2026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7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Mar 13 2026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7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Mar 13 2026</text:p>
          </table:table-cell>
          <table:table-cell table:style-name="ce6" office:value-type="string" calcext:value-type="string">
            <text:p>10:15 PM</text:p>
          </table:table-cell>
          <table:table-cell office:value-type="string" calcext:value-type="string">
            <text:p>Week 27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Mar 18 2026</text:p>
          </table:table-cell>
          <table:table-cell table:style-name="ce6" office:value-type="string" calcext:value-type="string">
            <text:p>9:00 PM</text:p>
          </table:table-cell>
          <table:table-cell office:value-type="string" calcext:value-type="string">
            <text:p>Week 28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Mar 18 2026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8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Mar 20 2026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8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Gary Burke</text:p>
          </table:table-cell>
          <table:table-cell table:style-name="ce6" office:value-type="string" calcext:value-type="string">
            <text:p>Fri Mar 20 2026</text:p>
          </table:table-cell>
          <table:table-cell table:style-name="ce6" office:value-type="string" calcext:value-type="string">
            <text:p>10:15 PM</text:p>
          </table:table-cell>
          <table:table-cell office:value-type="string" calcext:value-type="string">
            <text:p>Week 28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Mar 25 2026</text:p>
          </table:table-cell>
          <table:table-cell table:style-name="ce6" office:value-type="string" calcext:value-type="string">
            <text:p>9:00 PM</text:p>
          </table:table-cell>
          <table:table-cell office:value-type="string" calcext:value-type="string">
            <text:p>Week 29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Tony Graham Arena Tom Flood</text:p>
          </table:table-cell>
          <table:table-cell table:style-name="ce6" office:value-type="string" calcext:value-type="string">
            <text:p>Wed Mar 25 2026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9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7 2026</text:p>
          </table:table-cell>
          <table:table-cell table:style-name="ce6" office:value-type="string" calcext:value-type="string">
            <text:p>4:00 PM</text:p>
          </table:table-cell>
          <table:table-cell office:value-type="string" calcext:value-type="string">
            <text:p>Week 29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7 2026</text:p>
          </table:table-cell>
          <table:table-cell table:style-name="ce6" office:value-type="string" calcext:value-type="string">
            <text:p>5:00 PM</text:p>
          </table:table-cell>
          <table:table-cell office:value-type="string" calcext:value-type="string">
            <text:p>Week 29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urth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7 2026</text:p>
          </table:table-cell>
          <table:table-cell table:style-name="ce6" office:value-type="string" calcext:value-type="string">
            <text:p>6:00 PM</text:p>
          </table:table-cell>
          <table:table-cell office:value-type="string" calcext:value-type="string">
            <text:p>Week 29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7 2026</text:p>
          </table:table-cell>
          <table:table-cell table:style-name="ce6" office:value-type="string" calcext:value-type="string">
            <text:p>7:00 PM</text:p>
          </table:table-cell>
          <table:table-cell office:value-type="string" calcext:value-type="string">
            <text:p>Week 29</text:p>
          </table:table-cell>
          <table:table-cell table:number-columns-repeated="2" office:value-type="string" calcext:value-type="string">
            <text:p>Final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 table:number-rows-repeated="6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E</text:p>
          </table:table-cell>
          <table:table-cell/>
          <table:table-cell table:style-name="ce6"/>
          <table:table-cell table:style-name="ce8"/>
          <table:table-cell/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ME</text:p>
          </table:table-cell>
          <table:table-cell/>
          <table:table-cell table:style-name="ce6"/>
          <table:table-cell table:style-name="ce8"/>
          <table:table-cell/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ME</text:p>
          </table:table-cell>
          <table:table-cell/>
          <table:table-cell table:style-name="ce6"/>
          <table:table-cell table:style-name="ce8"/>
          <table:table-cell/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ME</text:p>
          </table:table-cell>
          <table:table-cell/>
          <table:table-cell table:style-name="ce6"/>
          <table:table-cell table:style-name="ce8"/>
          <table:table-cell/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ME</text:p>
          </table:table-cell>
          <table:table-cell/>
          <table:table-cell table:style-name="ce6"/>
          <table:table-cell table:style-name="ce8"/>
          <table:table-cell/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number-columns-repeated="1015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office:value-type="string" calcext:value-type="string">
            <text:p>GAME</text:p>
          </table:table-cell>
          <table:table-cell/>
          <table:table-cell table:style-name="ce6" table:number-columns-repeated="2"/>
          <table:table-cell/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GAME</text:p>
          </table:table-cell>
          <table:table-cell/>
          <table:table-cell table:style-name="ce6"/>
          <table:table-cell table:style-name="ce8"/>
          <table:table-cell/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number-columns-repeated="1015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GAME</text:p>
          </table:table-cell>
          <table:table-cell/>
          <table:table-cell table:style-name="ce6" table:number-columns-repeated="2"/>
          <table:table-cell/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number-columns-repeated="1015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GAME</text:p>
          </table:table-cell>
          <table:table-cell/>
          <table:table-cell table:style-name="ce6"/>
          <table:table-cell table:style-name="ce8"/>
          <table:table-cell/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1" table:number-rows-repeated="4">
          <table:table-cell table:style-name="Default" table:number-columns-repeated="5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 table:number-rows-repeated="10484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0" table:default-cell-style-name="ce44"/>
        <table:table-column table:style-name="co9" table:number-columns-repeated="8" table:default-cell-style-name="ce44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Sheet2.A1:Sheet2.A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00-00-00</text:date>, <text:time style:data-style-name="N2" text:time-value="13:32:57.6144729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2-27T14:22:51.934371904</dc:date>
    <meta:editing-duration>P3DT17H39M52S</meta:editing-duration>
    <meta:editing-cycles>84</meta:editing-cycles>
    <meta:generator>LibreOffice/7.2.6.2$MacOSX_X86_64 LibreOffice_project/b0ec3a565991f7569a5a7f5d24fed7f52653d754</meta:generator>
    <meta:document-statistic meta:table-count="2" meta:cell-count="965" meta:object-count="0"/>
  </office:meta>
</office:document-meta>
</file>